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2.6 SUBFLUXO: REFINAR A DEFINIÇAO DO SISTEMA</text:p>
      <text:p text:style-name="P1"/>
      <text:p text:style-name="P1">Objetivo do Subfluxo<text:tab/><text:tab/><text:tab/><text:tab/><text:tab/><text:tab/><text:tab/>p.121</text:p>
      <text:p text:style-name="P1">Construção do protótipo de interface não é neste subfluxo<text:tab/><text:tab/>p.121</text:p>
      <text:p text:style-name="P1">4.2.6.1<text:tab/>Atividade: Detalhar Casos de Uso</text:p>
      <text:p text:style-name="P1"/>
      <text:p text:style-name="P1">o objetivo da atividade e importância para as fases futuras <text:tab/><text:tab/>p. 122</text:p>
      <text:p text:style-name="P1">referência a figura 4.12 do apêndice B<text:tab/><text:tab/><text:tab/><text:tab/>p. 122</text:p>
      <text:p text:style-name="P1"/>
      <text:p text:style-name="P1">4.2.6.2 Atividade: Detalhar Requisitos de Software</text:p>
      <text:p text:style-name="P1"/>
      <text:p text:style-name="P1">objetivo da atividade<text:tab/><text:tab/><text:tab/><text:tab/><text:tab/><text:tab/><text:tab/>p. 12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24T10:32:29</meta:creation-date>
    <dc:date>2011-01-24T15:32:44</dc:date>
    <meta:editing-cycles>10</meta:editing-cycles>
    <meta:editing-duration>PT5H0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61" meta:character-count="382"/>
  </office:meta>
</office:document-meta>
</file>